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text-underline-style="solid" style:text-underline-width="auto" style:text-underline-color="font-color"/>
    </style:style>
    <style:style style:name="P2" style:family="paragraph" style:parent-style-name="Standard">
      <style:paragraph-properties fo:line-height="200%" fo:text-align="end" style:justify-single-word="false"/>
      <style:text-properties style:text-underline-style="none"/>
    </style:style>
    <style:style style:name="P3" style:family="paragraph" style:parent-style-name="Standard">
      <style:paragraph-properties fo:line-height="200%" fo:text-align="start" style:justify-single-word="false"/>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cques Uber</text:p>
      <text:p text:style-name="P2">ANS 121</text:p>
      <text:p text:style-name="P2">June 2nd 2013</text:p>
      <text:p text:style-name="P2">Extra Credit</text:p>
      <text:p text:style-name="P2"/>
      <text:p text:style-name="P1">How reproduction, nutrition, and genetics help efficient livestock production</text:p>
      <text:p text:style-name="P3"/>
      <text:p text:style-name="P3">While plant protein could be sufficient in a human diet, people prefer to eat animal protein. To meet demands for animal protein production, industry needs to employ science to help increase yields and minimize costs. Industry has used science to improve reproduction, nutrition, and genetics to maximize the production of animal protein.</text:p>
      <text:p text:style-name="P3"/>
      <text:p text:style-name="P3">Animal reproduction is studied and used in almost every part of Animal science. For example, dairy cattle are bred continuously to make sure they are constantly lactating. Dairy cattle produce calf's that are either are turned into veal (young cow meat) or grown out into another dairy cow. Genetics is also used in this scenario. Using 'superior' genetics from a male cow or even eggs from a 'superior' cow, a dairy cow can be impregnated to help ensure that her offspring produce a high quality/quantity of milk.</text:p>
      <text:p text:style-name="P3"/>
      <text:p text:style-name="P3">The use of line breeding in Poultry is another example of genetics being used in animal science to maximize production. Chickens are bread for a specific trait, and as they become very good at expressing this trait they are bread with another line of chickens that express a different trait. Eventually, by combining the genetics of chickens bread to express certain traits, a chicken that has genetic information from every line is bread. This maximized chicken is then used for production.</text:p>
      <text:p text:style-name="P3"/>
      <text:p text:style-name="P3">Beef cattle and dairy cattle are fed different nutritional diets to maximize their production. Dairy cows <text:soft-page-break/>are fed a mixture of feed that contains more roughage. This higher fiber diet lends better to the production of milk and makes sense when the cow's job is to produce milk and offspring. Beef cattle are fed a diet that has higher amounts of grain and protein. This is done because a diet that contains a higher amount of protein leads to a cow that has more fat, which is preferable for a cow who is going to be used for meet products.</text:p>
      <text:p text:style-name="P3"/>
      <text:p text:style-name="P3">These are just some examples of how reproduction, nutrition, and genetics help make livestock production more effic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3-06-02T16:16:25</meta:creation-date>
    <dc:date>2013-06-04T10:27:38</dc:date>
    <dc:creator>Jacques Uber</dc:creator>
    <meta:editing-duration>PT13M21S</meta:editing-duration>
    <meta:editing-cycles>2</meta:editing-cycles>
    <meta:generator>LibreOffice/3.5$Linux_X86_64 LibreOffice_project/350m1$Build-2</meta:generator>
    <meta:document-statistic meta:table-count="0" meta:image-count="0" meta:object-count="0" meta:page-count="2" meta:paragraph-count="10" meta:word-count="355" meta:character-count="2123" meta:non-whitespace-character-count="1778"/>
  </office:meta>
</office:document-meta>
</file>